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Merriweather" svg:font-family="Merriweather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rsid="0005399a" officeooo:paragraph-rsid="0005399a" style:font-size-asian="12pt" style:font-size-complex="12pt"/>
    </style:style>
    <style:style style:name="P2" style:family="paragraph" style:parent-style-name="Standard" style:list-style-name="L1">
      <style:paragraph-properties fo:orphans="2" fo:widows="2"/>
      <style:text-properties officeooo:paragraph-rsid="0007b276"/>
    </style:style>
    <style:style style:name="P3" style:family="paragraph" style:parent-style-name="Standard" style:list-style-name="L1">
      <style:paragraph-properties fo:orphans="2" fo:widows="2"/>
      <style:text-properties officeooo:paragraph-rsid="00082457"/>
    </style:style>
    <style:style style:name="P4" style:family="paragraph" style:parent-style-name="Standard" style:list-style-name="L1">
      <style:paragraph-properties fo:orphans="2" fo:widows="2"/>
      <style:text-properties officeooo:rsid="0007b276" officeooo:paragraph-rsid="0007b276"/>
    </style:style>
    <style:style style:name="P5" style:family="paragraph" style:parent-style-name="Standard" style:list-style-name="L1">
      <style:paragraph-properties fo:orphans="2" fo:widows="2"/>
      <style:text-properties officeooo:rsid="0007ed84" officeooo:paragraph-rsid="0007ed84"/>
    </style:style>
    <style:style style:name="P6" style:family="paragraph" style:parent-style-name="Standard" style:list-style-name="L1">
      <style:paragraph-properties fo:orphans="2" fo:widows="2"/>
      <style:text-properties officeooo:rsid="00094428" officeooo:paragraph-rsid="00094428"/>
    </style:style>
    <style:style style:name="P7" style:family="paragraph" style:parent-style-name="Standard">
      <style:paragraph-properties fo:orphans="2" fo:widows="2"/>
      <style:text-properties officeooo:rsid="00094428" officeooo:paragraph-rsid="00094428"/>
    </style:style>
    <style:style style:name="P8" style:family="paragraph" style:parent-style-name="Standard">
      <style:paragraph-properties fo:orphans="2" fo:widows="2"/>
      <style:text-properties officeooo:rsid="00094428" officeooo:paragraph-rsid="000a173e"/>
    </style:style>
    <style:style style:name="P9" style:family="paragraph" style:parent-style-name="Standard" style:list-style-name="L1">
      <style:paragraph-properties fo:orphans="2" fo:widows="2"/>
      <style:text-properties officeooo:rsid="000a173e" officeooo:paragraph-rsid="000a173e"/>
    </style:style>
    <style:style style:name="P10" style:family="paragraph" style:parent-style-name="Standard">
      <style:paragraph-properties fo:orphans="2" fo:widows="2"/>
      <style:text-properties officeooo:rsid="000a173e" officeooo:paragraph-rsid="000a173e"/>
    </style:style>
    <style:style style:name="P11" style:family="paragraph" style:parent-style-name="Standard" style:list-style-name="L1">
      <style:paragraph-properties fo:orphans="2" fo:widows="2"/>
      <style:text-properties officeooo:rsid="000cda8e" officeooo:paragraph-rsid="000cda8e"/>
    </style:style>
    <style:style style:name="P12" style:family="paragraph" style:parent-style-name="Standard">
      <style:paragraph-properties fo:orphans="2" fo:widows="2"/>
      <style:text-properties officeooo:rsid="000eed77" officeooo:paragraph-rsid="000eed77"/>
    </style:style>
    <style:style style:name="P13" style:family="paragraph" style:parent-style-name="Standard" style:list-style-name="L4">
      <style:paragraph-properties fo:orphans="2" fo:widows="2"/>
      <style:text-properties officeooo:rsid="000eed77" officeooo:paragraph-rsid="000eed77"/>
    </style:style>
    <style:style style:name="P14" style:family="paragraph" style:parent-style-name="Standard">
      <style:paragraph-properties fo:margin-left="1.245cm" fo:margin-right="0cm" fo:orphans="2" fo:widows="2" fo:text-indent="0cm" style:auto-text-indent="false"/>
      <style:text-properties officeooo:rsid="000a173e" officeooo:paragraph-rsid="000a173e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333333" style:font-name="Merriweather" fo:font-size="9.75pt" fo:letter-spacing="normal" fo:font-style="normal" fo:font-weight="normal"/>
    </style:style>
    <style:style style:name="T3" style:family="text">
      <style:text-properties officeooo:rsid="0005399a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07b276" style:font-size-asian="12pt" style:font-size-complex="12pt"/>
    </style:style>
    <style:style style:name="T6" style:family="text">
      <style:text-properties style:font-name="Arial" fo:font-size="12pt" officeooo:rsid="00063e5b" style:font-size-asian="12pt" style:font-size-complex="12pt"/>
    </style:style>
    <style:style style:name="T7" style:family="text">
      <style:text-properties officeooo:rsid="00082457"/>
    </style:style>
    <style:style style:name="T8" style:family="text">
      <style:text-properties officeooo:rsid="0009f2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spberry Pi Setup:</text:h>
      <text:p text:style-name="P1"/>
      <text:list xml:id="list442759021" text:style-name="L1">
        <text:list-item>
          <text:p text:style-name="P2"><text:span text:style-name="T5">Download Raspbian image from: <text:line-break/></text:span><text:a xlink:type="simple" xlink:href="https://www.raspberrypi.org/downloads/raspbian/" text:style-name="Internet_20_link" text:visited-style-name="Visited_20_Internet_20_Link"><text:span text:style-name="T1">https://www.raspberrypi.org/downloads/raspbian/</text:span></text:a></text:p>
        </text:list-item>
        <text:list-item>
          <text:p text:style-name="P2"><text:span text:style-name="T6">Download Etcher from </text:span><text:a xlink:type="simple" xlink:href="https://etcher.io/" text:style-name="Internet_20_link" text:visited-style-name="Visited_20_Internet_20_Link"><text:span text:style-name="T6">https://etcher.io/</text:span></text:a></text:p>
        </text:list-item>
        <text:list-item>
          <text:p text:style-name="P2"><text:span text:style-name="T6">Flash raspbian.img to SD Card</text:span></text:p>
        </text:list-item>
        <text:list-item>
          <text:p text:style-name="P2"><text:span text:style-name="T5">Boot Raspberry Pi</text:span></text:p>
        </text:list-item>
        <text:list-item>
          <text:p text:style-name="P4"><text:span text:style-name="T4">Complete Setup</text:span></text:p>
        </text:list-item>
        <text:list-item>
          <text:p text:style-name="P5">Run ifconfig wlan0 and note down the IP Address</text:p>
        </text:list-item>
        <text:list-item>
          <text:p text:style-name="P5">(Optional) Configure Router to assign a static IP.</text:p>
        </text:list-item>
        <text:list-item>
          <text:p text:style-name="P3"><text:span text:style-name="T7">Enable VNC &amp; Camera:<text:line-break/> </text:span><text:span text:style-name="T2">Menu &gt; Preferences &gt; Raspberry Pi Configuration</text:span> </text:p>
        </text:list-item>
        <text:list-item>
          <text:p text:style-name="P6">Update &amp; Upgrade Rpi:<text:line-break/> sudo apt-get update &amp;&amp; dist-upgrade</text:p>
        </text:list-item>
      </text:list>
      <text:p text:style-name="P7"/>
      <text:p text:style-name="P7"/>
      <text:h text:style-name="Heading_20_2" text:outline-level="2">Mount HDD as external Drive:</text:h>
      <text:list xml:id="list175461258438994" text:continue-numbering="true" text:style-name="L1">
        <text:list-item>
          <text:p text:style-name="P11">https://www.htpcguides.com/properly-mount-usb-storage-raspberry-pi/</text:p>
        </text:list-item>
      </text:list>
      <text:h text:style-name="Heading_20_2" text:outline-level="2">Node.js</text:h>
      <text:list xml:id="list175460699131012" text:continue-numbering="true" text:style-name="L1">
        <text:list-item>
          <text:p text:style-name="P6">Install Node.js:<text:line-break/><text:a xlink:type="simple" xlink:href="https://www.w3schools.com/nodejs/nodejs_raspberrypi.asp" text:style-name="Internet_20_link" text:visited-style-name="Visited_20_Internet_20_Link">https://www.w3schools.com/nodejs/nodejs_raspberrypi.asp</text:a></text:p>
        </text:list-item>
      </text:list>
      <text:p text:style-name="P7"/>
      <text:h text:style-name="Heading_20_2" text:outline-level="2">Samba File Server</text:h>
      <text:list xml:id="list175500983022481" text:continue-numbering="true" text:style-name="L1">
        <text:list-item>
          <text:p text:style-name="P6">Install Samba<text:line-break/> <text:span text:style-name="T8">sudo apt-get install samba samba-common-bin</text:span></text:p>
          <text:p text:style-name="P6"/>
        </text:list-item>
        <text:list-item>
          <text:p text:style-name="P9">Create user directories<text:line-break/>sudo mkdir -m 1777 /share</text:p>
          <text:p text:style-name="P9"/>
        </text:list-item>
        <text:list-item>
          <text:p text:style-name="P9">Edit smb.conf file</text:p>
          <text:p text:style-name="P9"><text:line-break/>sudo leafpad /etc/samba/smb.conf</text:p>
          <text:p text:style-name="P9"/>
        </text:list-item>
        <text:list-item>
          <text:p text:style-name="P9">Add data</text:p>
          <text:p text:style-name="P9"><text:line-break/>[share]</text:p>
        </text:list-item>
      </text:list>
      <text:p text:style-name="P14">Comment = Pi shared folder</text:p>
      <text:p text:style-name="P14">Path = /share</text:p>
      <text:p text:style-name="P14">Browseable = yes</text:p>
      <text:p text:style-name="P14">Writeable = Yes</text:p>
      <text:p text:style-name="P14">only guest = no</text:p>
      <text:p text:style-name="P14">create mask = 0777</text:p>
      <text:p text:style-name="P14">directory mask = 0777</text:p>
      <text:p text:style-name="P14">Public = yes</text:p>
      <text:p text:style-name="P14">Guest ok = yes</text:p>
      <text:p text:style-name="P14"/>
      <text:list xml:id="list175501336704429" text:continue-numbering="true" text:style-name="L1">
        <text:list-item>
          <text:p text:style-name="P9"><text:soft-page-break/>Add user &amp; samba user</text:p>
          <text:p text:style-name="P9"><text:line-break/>useradd &lt;name&gt;<text:line-break/>sudo smbpasswd -a &lt;name&gt;</text:p>
          <text:p text:style-name="P9"/>
        </text:list-item>
        <text:list-item>
          <text:p text:style-name="P9">Restart Samba service</text:p>
          <text:p text:style-name="P9"><text:line-break/>sudo /etc/init.d/samba restart</text:p>
        </text:list-item>
      </text:list>
      <text:p text:style-name="P10"/>
      <text:p text:style-name="P8"><text:tab/></text:p>
      <text:h text:style-name="Heading_20_2" text:outline-level="2">Camera</text:h>
      <text:list xml:id="list175502060997380" text:continue-numbering="true" text:style-name="L1">
        <text:list-item>
          <text:p text:style-name="P9"/>
        </text:list-item>
      </text:list>
      <text:p text:style-name="P7"/>
      <text:p text:style-name="P10"/>
      <text:p text:style-name="P12">Misc:</text:p>
      <text:list xml:id="list528533218" text:style-name="L4">
        <text:list-item>
          <text:p text:style-name="P13">Install VLC</text:p>
        </text:list-item>
        <text:list-item>
          <text:p text:style-name="P13">RetroPie</text:p>
        </text:list-item>
        <text:list-item>
          <text:p text:style-name="P13">PiHole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Merriweather" svg:font-family="Merriweather, sans-serif"/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12M50S</meta:editing-duration>
    <meta:editing-cycles>7</meta:editing-cycles>
    <meta:generator>LibreOffice/5.3.3.2$Windows_x86 LibreOffice_project/3d9a8b4b4e538a85e0782bd6c2d430bafe583448</meta:generator>
    <dc:date>2017-11-13T17:54:59.497000000</dc:date>
    <meta:document-statistic meta:table-count="0" meta:image-count="0" meta:object-count="0" meta:page-count="2" meta:paragraph-count="42" meta:word-count="174" meta:character-count="1135" meta:non-whitespace-character-count="1012"/>
    <meta:user-defined meta:name="Info 1"/>
    <meta:user-defined meta:name="Info 2"/>
    <meta:user-defined meta:name="Info 3"/>
    <meta:user-defined meta:name="Info 4"/>
  </office:meta>
</office:document-meta>
</file>